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1" style:family="text">
      <style:text-properties officeooo:rsid="000310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include "motor.h"</text:p>
      <text:p text:style-name="Preformatted_20_Text"></text:p>
      <text:p text:style-name="Preformatted_20_Text">void mostraLabirinto(char labirinto[MAX_LINHAS][MAX_COLUNAS], int linhas, int colunas, WINDOW *window) {</text:p>
      <text:p text:style-name="Preformatted_20_Text"><text:s text:c="4"/>for (int i = 0; i &lt; linhas; i++) {</text:p>
      <text:p text:style-name="Preformatted_20_Text"><text:s text:c="8"/>for (int j = 0; j &lt; colunas; j++) {</text:p>
      <text:p text:style-name="Preformatted_20_Text"><text:s text:c="12"/>mvwaddch(window, labirinto[i][j]);</text:p>
      <text:p text:style-name="Preformatted_20_Text"><text:s text:c="8"/>}</text:p>
      <text:p text:style-name="Preformatted_20_Text"><text:s text:c="8"/>printf("\n");</text:p>
      <text:p text:style-name="Preformatted_20_Text"><text:s text:c="4"/>}</text:p>
      <text:p text:style-name="Preformatted_20_Text"><text:s text:c="4"/><text:span text:style-name="T1">addch</text:span>(<text:span text:style-name="T1">window, </text:span>"refresh");</text:p>
      <text:p text:style-name="Preformatted_20_Text"><text:s text:c="4"/>refresh();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WINDOW *window;</text:p>
      <text:p text:style-name="Preformatted_20_Text"><text:s text:c="4"/>initscr();</text:p>
      <text:p text:style-name="Preformatted_20_Text"><text:s text:c="4"/>start_color();</text:p>
      <text:p text:style-name="Preformatted_20_Text"><text:s text:c="4"/>erase();</text:p>
      <text:p text:style-name="Preformatted_20_Text"><text:s text:c="4"/>noecho();</text:p>
      <text:p text:style-name="Preformatted_20_Text"><text:s text:c="4"/>cbreak();</text:p>
      <text:p text:style-name="Preformatted_20_Text"><text:s text:c="4"/><text:span text:style-name="T1">addch(window, “inicio”);</text:span></text:p>
      <text:p text:style-name="Preformatted_20_Text"><text:s text:c="4"/>char labirinto[MAX_LINHAS][MAX_COLUNAS];</text:p>
      <text:p text:style-name="Preformatted_20_Text"><text:s text:c="4"/>int linhas = 0, colunas = 0;</text:p>
      <text:p text:style-name="Preformatted_20_Text"></text:p>
      <text:p text:style-name="Preformatted_20_Text"><text:s text:c="4"/>// Open the file for reading</text:p>
      <text:p text:style-name="Preformatted_20_Text"><text:s text:c="4"/>FILE *file = fopen("labirinto.txt", "r");</text:p>
      <text:p text:style-name="Preformatted_20_Text"><text:s text:c="4"/>if (file == NULL) {</text:p>
      <text:p text:style-name="Preformatted_20_Text"><text:s text:c="8"/>perror("Erro a abrir ficheiro");</text:p>
      <text:p text:style-name="Preformatted_20_Text"><text:s text:c="8"/>return 1;</text:p>
      <text:p text:style-name="Preformatted_20_Text"><text:s text:c="4"/>}</text:p>
      <text:p text:style-name="Preformatted_20_Text"></text:p>
      <text:p text:style-name="Preformatted_20_Text"><text:s text:c="4"/>// Read the labirinto from the file</text:p>
      <text:p text:style-name="Preformatted_20_Text"><text:s text:c="4"/>while (fgets(labirinto[linhas], MAX_COLUNAS, file) != NULL) {</text:p>
      <text:p text:style-name="Preformatted_20_Text"><text:s text:c="8"/>// Remove the newline character if present</text:p>
      <text:p text:style-name="Preformatted_20_Text"><text:s text:c="8"/>labirinto[linhas][strcspn(labirinto[linhas], "\n")] = '\0';</text:p>
      <text:p text:style-name="Preformatted_20_Text"><text:s text:c="8"/>linhas++;</text:p>
      <text:p text:style-name="Preformatted_20_Text"><text:s text:c="4"/>}</text:p>
      <text:p text:style-name="Preformatted_20_Text"></text:p>
      <text:p text:style-name="Preformatted_20_Text"><text:s text:c="4"/>// Close the file</text:p>
      <text:p text:style-name="Preformatted_20_Text"><text:s text:c="4"/>fclose(file);</text:p>
      <text:p text:style-name="Preformatted_20_Text"></text:p>
      <text:p text:style-name="Preformatted_20_Text"><text:s text:c="4"/>// Determine the number of columns</text:p>
      <text:p text:style-name="Preformatted_20_Text"><text:s text:c="4"/>colunas = strlen(labirinto[0]);</text:p>
      <text:p text:style-name="Preformatted_20_Text"></text:p>
      <text:p text:style-name="Preformatted_20_Text"><text:s text:c="4"/>// Print the labirinto</text:p>
      <text:p text:style-name="Preformatted_20_Text"><text:s text:c="4"/>mostraLabirinto(labirinto, linhas, colunas, window);</text:p>
      <text:p text:style-name="Preformatted_20_Text"></text:p>
      <text:p text:style-name="Preformatted_20_Text"><text:s text:c="4"/>while(1){</text:p>
      <text:p text:style-name="Preformatted_20_Text"><text:s text:c="8"/>printf("teste");</text:p>
      <text:p text:style-name="Preformatted_20_Text"><text:s text:c="4"/>}</text:p>
      <text:p text:style-name="Preformatted_20_Text"><text:s text:c="4"/>return 0;</text:p>
      <text:p text:style-name="Preformatted_20_Text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6T01:54:44.504881828</dc:date>
    <meta:editing-duration>PT1M35S</meta:editing-duration>
    <meta:editing-cycles>1</meta:editing-cycles>
    <meta:document-statistic meta:table-count="0" meta:image-count="0" meta:object-count="0" meta:page-count="1" meta:paragraph-count="52" meta:word-count="140" meta:character-count="1237" meta:non-whitespace-character-count="891"/>
    <meta:generator>LibreOffice/7.4.7.2$Linux_X86_64 LibreOffice_project/40$Build-2</meta:generator>
  </office:meta>
</office:document-meta>
</file>